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text-properties officeooo:rsid="00d2fde7" officeooo:paragraph-rsid="00d2fde7"/>
    </style:style>
    <style:style style:name="P3" style:family="paragraph" style:parent-style-name="Text_20_body">
      <style:paragraph-properties fo:text-align="justify" style:justify-single-word="false"/>
      <style:text-properties officeooo:rsid="00d492a6" officeooo:paragraph-rsid="00d492a6"/>
    </style:style>
    <style:style style:name="P4" style:family="paragraph" style:parent-style-name="Text_20_body">
      <style:paragraph-properties fo:text-align="justify" style:justify-single-word="false" style:writing-mode="rl-tb"/>
      <style:text-properties officeooo:rsid="00d492a6" officeooo:paragraph-rsid="00d492a6"/>
    </style:style>
    <style:style style:name="P5" style:family="paragraph" style:parent-style-name="Text_20_body">
      <style:paragraph-properties fo:text-align="justify" style:justify-single-word="false" style:writing-mode="rl-tb"/>
      <style:text-properties officeooo:rsid="00d4ee85" officeooo:paragraph-rsid="00d4ee85"/>
    </style:style>
    <style:style style:name="P6" style:family="paragraph" style:parent-style-name="codesection">
      <style:paragraph-properties fo:text-align="justify" style:justify-single-word="false" style:writing-mode="lr-tb"/>
      <style:text-properties officeooo:paragraph-rsid="00d2fde7"/>
    </style:style>
    <style:style style:name="P7" style:family="paragraph" style:parent-style-name="Text_20_body">
      <style:paragraph-properties fo:text-align="justify" style:justify-single-word="false" style:writing-mode="rl-tb"/>
      <style:text-properties officeooo:rsid="00d11aec" officeooo:paragraph-rsid="00d2ea82"/>
    </style:style>
    <style:style style:name="P8" style:family="paragraph" style:parent-style-name="Text_20_body">
      <style:paragraph-properties fo:text-align="justify" style:justify-single-word="false" style:writing-mode="rl-tb"/>
      <style:text-properties officeooo:paragraph-rsid="00dc9c1a"/>
    </style:style>
    <style:style style:name="P9" style:family="paragraph" style:parent-style-name="Text_20_body">
      <style:paragraph-properties fo:text-align="justify" style:justify-single-word="false" style:writing-mode="rl-tb"/>
      <style:text-properties officeooo:rsid="00db4b98" officeooo:paragraph-rsid="00db4b98"/>
    </style:style>
    <style:style style:name="P10" style:family="paragraph" style:parent-style-name="Text_20_body">
      <style:paragraph-properties fo:text-align="justify" style:justify-single-word="false" style:writing-mode="rl-tb"/>
      <style:text-properties officeooo:rsid="00de4ba6" officeooo:paragraph-rsid="00de4ba6"/>
    </style:style>
    <style:style style:name="P11" style:family="paragraph" style:parent-style-name="Text_20_body">
      <style:paragraph-properties fo:text-align="justify" style:justify-single-word="false" style:writing-mode="rl-tb"/>
      <style:text-properties officeooo:rsid="00e0d79e" officeooo:paragraph-rsid="00e0d79e"/>
    </style:style>
    <style:style style:name="P12" style:family="paragraph" style:parent-style-name="Text_20_body">
      <style:paragraph-properties fo:text-align="justify" style:justify-single-word="false" style:writing-mode="rl-tb"/>
      <style:text-properties officeooo:rsid="00e28ce2" officeooo:paragraph-rsid="00e28ce2"/>
    </style:style>
    <style:style style:name="P13" style:family="paragraph" style:parent-style-name="Text_20_body">
      <style:text-properties officeooo:rsid="00d2fde7" officeooo:paragraph-rsid="00d2fde7"/>
    </style:style>
    <style:style style:name="P14" style:family="paragraph" style:parent-style-name="Text_20_body">
      <style:text-properties officeooo:rsid="00d65cd7" officeooo:paragraph-rsid="00d65cd7"/>
    </style:style>
    <style:style style:name="P15" style:family="paragraph" style:parent-style-name="Text_20_body">
      <style:text-properties officeooo:paragraph-rsid="00d8b4f1"/>
    </style:style>
    <style:style style:name="P16" style:family="paragraph" style:parent-style-name="Text_20_body">
      <style:paragraph-properties fo:text-align="justify" style:justify-single-word="false"/>
      <style:text-properties officeooo:rsid="00da429f" officeooo:paragraph-rsid="00da429f"/>
    </style:style>
    <style:style style:name="P17" style:family="paragraph" style:parent-style-name="Text_20_body">
      <style:paragraph-properties fo:text-align="justify" style:justify-single-word="false"/>
      <style:text-properties officeooo:paragraph-rsid="00da429f"/>
    </style:style>
    <style:style style:name="P18" style:family="paragraph" style:parent-style-name="Text_20_body">
      <style:paragraph-properties fo:text-align="justify" style:justify-single-word="false"/>
      <style:text-properties officeooo:paragraph-rsid="00db4b98"/>
    </style:style>
    <style:style style:name="P19" style:family="paragraph" style:parent-style-name="codesection">
      <style:text-properties officeooo:rsid="00da429f" officeooo:paragraph-rsid="00da429f"/>
    </style:style>
    <style:style style:name="P20" style:family="paragraph" style:parent-style-name="codesection">
      <style:text-properties style:use-window-font-color="true"/>
    </style:style>
    <style:style style:name="P21" style:family="paragraph" style:parent-style-name="codesection">
      <style:text-properties officeooo:paragraph-rsid="00db4b98"/>
    </style:style>
    <style:style style:name="P22" style:family="paragraph" style:parent-style-name="codesection">
      <style:text-properties fo:font-size="12pt" style:font-size-asian="12pt" style:font-size-complex="12pt"/>
    </style:style>
    <style:style style:name="P23" style:family="paragraph" style:parent-style-name="Heading_20_3">
      <style:paragraph-properties style:writing-mode="lr-tb"/>
      <style:text-properties officeooo:paragraph-rsid="00c953b2"/>
    </style:style>
    <style:style style:name="T1" style:family="text">
      <style:text-properties fo:color="#008000"/>
    </style:style>
    <style:style style:name="T2" style:family="text">
      <style:text-properties fo:color="#008000" officeooo:rsid="00d2fde7"/>
    </style:style>
    <style:style style:name="T3" style:family="text">
      <style:text-properties fo:color="#008000" officeooo:rsid="00db4b98"/>
    </style:style>
    <style:style style:name="T4" style:family="text">
      <style:text-properties fo:color="#808000"/>
    </style:style>
    <style:style style:name="T5" style:family="text">
      <style:text-properties fo:color="#808000" officeooo:rsid="00d4ee85"/>
    </style:style>
    <style:style style:name="T6" style:family="text">
      <style:text-properties fo:color="#808000" fo:font-size="12pt" style:font-size-asian="12pt" style:font-size-complex="12pt"/>
    </style:style>
    <style:style style:name="T7" style:family="text">
      <style:text-properties fo:color="#c0c0c0"/>
    </style:style>
    <style:style style:name="T8" style:family="text">
      <style:text-properties fo:color="#c0c0c0" officeooo:rsid="00d4ee85"/>
    </style:style>
    <style:style style:name="T9" style:family="text">
      <style:text-properties fo:color="#c0c0c0" fo:font-size="12pt" style:font-size-asian="12pt" style:font-size-complex="12pt"/>
    </style:style>
    <style:style style:name="T10" style:family="text">
      <style:text-properties fo:color="#800080"/>
    </style:style>
    <style:style style:name="T11" style:family="text">
      <style:text-properties fo:color="#800080" officeooo:rsid="00d4ee85"/>
    </style:style>
    <style:style style:name="T12" style:family="text">
      <style:text-properties fo:color="#800080" fo:font-size="12pt" style:font-size-asian="12pt" style:font-size-complex="12pt"/>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800000" fo:font-size="12pt" style:font-size-asian="12pt" style:font-size-complex="12pt"/>
    </style:style>
    <style:style style:name="T16" style:family="text">
      <style:text-properties fo:color="#00677c"/>
    </style:style>
    <style:style style:name="T17" style:family="text">
      <style:text-properties fo:color="#00677c" fo:font-weight="bold"/>
    </style:style>
    <style:style style:name="T18" style:family="text">
      <style:text-properties fo:color="#00677c" fo:font-size="18pt" fo:font-weight="bold" style:font-size-asian="18pt" style:font-weight-asian="bold" style:font-size-complex="18pt" style:font-weight-complex="bold"/>
    </style:style>
    <style:style style:name="T19" style:family="text">
      <style:text-properties fo:color="#00677c" fo:font-size="12pt" style:font-size-asian="12pt" style:font-size-complex="12pt"/>
    </style:style>
    <style:style style:name="T20" style:family="text">
      <style:text-properties fo:color="#092e64"/>
    </style:style>
    <style:style style:name="T21" style:family="text">
      <style:text-properties fo:color="#092e64" officeooo:rsid="00db4b98"/>
    </style:style>
    <style:style style:name="T22" style:family="text">
      <style:text-properties fo:color="#092e64" fo:font-size="12pt" style:font-size-asian="12pt" style:font-size-complex="12pt"/>
    </style:style>
    <style:style style:name="T23" style:family="text">
      <style:text-properties fo:color="#092e64" fo:font-size="12pt" fo:font-weight="bold" style:font-size-asian="12pt" style:font-weight-asian="bold" style:font-size-complex="12pt" style:font-weight-complex="bold"/>
    </style:style>
    <style:style style:name="T24" style:family="text">
      <style:text-properties officeooo:rsid="00ac44c9"/>
    </style:style>
    <style:style style:name="T25" style:family="text">
      <style:text-properties fo:font-size="18pt" fo:font-weight="bold" style:font-size-asian="18pt" style:font-weight-asian="bold" style:font-size-complex="18pt" style:font-weight-complex="bold"/>
    </style:style>
    <style:style style:name="T26" style:family="text">
      <style:text-properties fo:color="#c71585"/>
    </style:style>
    <style:style style:name="T27" style:family="text">
      <style:text-properties officeooo:rsid="00d8b4f1"/>
    </style:style>
    <style:style style:name="T28" style:family="text">
      <style:text-properties fo:font-weight="bold" style:font-weight-asian="bold" style:font-weight-complex="bold"/>
    </style:style>
    <style:style style:name="T29" style:family="text">
      <style:text-properties officeooo:rsid="00da429f"/>
    </style:style>
    <style:style style:name="T30" style:family="text">
      <style:text-properties officeooo:rsid="00db4b98"/>
    </style:style>
    <style:style style:name="T31" style:family="text">
      <style:text-properties officeooo:rsid="00dc9c1a"/>
    </style:style>
    <style:style style:name="T32" style:family="text">
      <style:text-properties fo:color="#000080" fo:font-weight="bold" style:font-weight-asian="bold" style:font-weight-complex="bold"/>
    </style:style>
    <style:style style:name="T33" style:family="text">
      <style:text-properties fo:font-size="12pt" style:font-size-asian="12pt"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00_3815129498" text:style-name="Index_20_Link" text:visited-style-name="Index_20_Link"><text:s/>Item 14: Think carefully about copying behavior in resource-managing classes<text:tab/>1</text:a></text:p>
        </text:index-body>
      </text:table-of-content>
      <text:h text:style-name="P23" text:outline-level="3"><text:span text:style-name="T24"><text:s/>Provide access to raw resources in resource </text:span>managing classes.</text:h>
      <text:p text:style-name="P7">کلاس‌های مدیریت منابع شگفت انگیزاند. این کلاس‌ها محافظ کد در برابر نشت حافظه هستند. سیستمی که چنین نشتی رو نداشته باشه رو میشه به عنون یک سیستمی که خوب طراحی شده قلمداد کرد. در دنیای ایده‌آل، شما طبیعتا باید از چنین کلاس‌هایی برای هر تعاملی با یک resource استفاده کنید، و هرگز دسترسی مستقیم به یک منبع خام نباید داشته باشید. اما خب دنیا هرگز ایده‌آل نبوده و نخواهد بود. بسیاری از API‌ها مستقیما به منابع دسترسی دارند، بنابراین تا وقتی که از چنین API هایی استفاده می‌کنید میباست استفاده از کلاس‌های مدیریت منابع رو تو این موارد کنار بذارید و با منابع به صورت time-to-time برخورد کنید.</text:p>
      <text:p text:style-name="P7"><text:s/>به طور مثال، آیتم ۱۴ ایده‌ی استفاده از اشاره‌گر‌های هوشمند مثل auto_ptr و shared_ptr رو برای نگه داری نتایج حاصل از تابع factory مانند createInvestment رو مطرح کرد.</text:p>
      <text:p text:style-name="P6"><text:span text:style-name="T10">std</text:span>::<text:span text:style-name="T10">auto_ptr</text:span>&lt;<text:span text:style-name="T10">Investment</text:span>&gt;<text:span text:style-name="T7"> </text:span><text:span text:style-name="T20">pInv</text:span>(createInvestment());<text:span text:style-name="T7"> </text:span></text:p>
      <text:p text:style-name="P2">فرض کنید که یک تابع که برای کار با شیء Investment استفاده کرده‌اید به صورت زیر باشد.</text:p>
      <text:p text:style-name="codesection"><text:span text:style-name="T4">int</text:span><text:span text:style-name="T7"> </text:span><text:span text:style-name="T17">dayHeld</text:span>(<text:span text:style-name="T4">const</text:span><text:span text:style-name="T7"> </text:span><text:span text:style-name="T10">Investment</text:span><text:span text:style-name="T7"> </text:span>*pi);<text:span text:style-name="T7"> <text:s text:c="2"/></text:span><text:span text:style-name="T1">//return</text:span><text:span text:style-name="T7"> </text:span><text:span text:style-name="T1">number</text:span><text:span text:style-name="T7"> </text:span><text:span text:style-name="T1">of</text:span><text:span text:style-name="T7"> </text:span><text:span text:style-name="T1">days</text:span><text:span text:style-name="T7"> </text:span><text:span text:style-name="T1">investment</text:span><text:span text:style-name="T7"> </text:span><text:span text:style-name="T1">has</text:span><text:span text:style-name="T7"> </text:span><text:span text:style-name="T1">been</text:span><text:span text:style-name="T7"> </text:span><text:span text:style-name="T1">held</text:span></text:p>
      <text:p text:style-name="P2">شما تابع <text:span text:style-name="T17">dayHeld </text:span><text:s/>را به این صورت فراخوانی خواهید کرد.</text:p>
      <text:p text:style-name="codesection"><text:span text:style-name="T4">int</text:span><text:span text:style-name="T7"> </text:span><text:span text:style-name="T20">nday</text:span>=<text:span text:style-name="T16">dayHeld</text:span>(<text:span text:style-name="T20">pInv</text:span>); <text:s text:c="4"/><text:span text:style-name="T1">//</text:span><text:span text:style-name="T2">error</text:span></text:p>
      <text:p text:style-name="P3">خب اگر این کد رو اجرا کنید متوجه میشید که این کد کامپایل نخواهد شد: در واقع dayHeld یک اشاره‌گر غیر هوشمند از *Investment می‌خواهد، ولی ما یک شیء از نوع &lt;shared_ptr&lt;Investment به آن داده‌ایم.</text:p>
      <text:p text:style-name="P3">در واقع شما باید یک راهی برای تبدیل شیء از کلاس RAII (در این مورد shared_ptr) به منابع خام بایستی پیدا کنید. در واقع دو روش برای انجام چنین کاری وجود دارد: تبدیل مستقیم(explicit conversion) و یا تبدیل غیر مستقیم یا غیر صریح( implicit conversion).</text:p>
      <text:p text:style-name="P4">در واقع هر دو کلاس shared_ptr و auto_ptr یک تابع عضو برای تبدیل مستقیم در اختیار ما قرار میدهند. یعنی، این کلاس‌ها توابعی دارند که یک کپی از اشاره‌گر خام که به محتوای اشاره‌گر هوشمند <text:s/>اشاره دارد، می‌دهند.</text:p>
      <text:p text:style-name="codesection"><text:span text:style-name="T4">int</text:span><text:span text:style-name="T7"> </text:span><text:span text:style-name="T20">nday</text:span>=<text:span text:style-name="T16">dayHeld</text:span>(<text:span text:style-name="T20">pInv</text:span><text:span text:style-name="T25">.</text:span><text:span text:style-name="T18">get</text:span><text:span text:style-name="T25">()</text:span>);</text:p>
      <text:p text:style-name="P5"><text:soft-page-break/>مشابه همه‌ی کلاس‌های اشاره‌گر هوشمند، shared_ptr و auto_ptr اپراتور‌های dereferencing را overload کرده(یعنی اپراتور‌های &lt;- و * )، و این به ما اجازه‌ی تبدیل غیر صریح به اشاره‌گر‌های خام را میدهد:</text:p>
      <text:p text:style-name="codesection"><text:span text:style-name="T5">class</text:span><text:span text:style-name="T8"> </text:span><text:span text:style-name="T11">Investment</text:span></text:p>
      <text:p text:style-name="codesection">{</text:p>
      <text:p text:style-name="codesection"><text:span text:style-name="T4">public</text:span>:</text:p>
      <text:p text:style-name="codesection"><text:span text:style-name="T7"><text:s text:c="4"/></text:span><text:span text:style-name="T4">bool</text:span><text:span text:style-name="T7"> </text:span><text:span text:style-name="T17">isTaxFree</text:span>()<text:span text:style-name="T7"> </text:span><text:span text:style-name="T4">const</text:span>();</text:p>
      <text:p text:style-name="codesection"><text:span text:style-name="T7"><text:s text:c="4"/></text:span><text:span text:style-name="T1">//...</text:span></text:p>
      <text:p text:style-name="codesection">};</text:p>
      <text:p text:style-name="codesection"/>
      <text:p text:style-name="codesection"><text:span text:style-name="T7"><text:s text:c="4"/></text:span><text:span text:style-name="T10">Investment</text:span>*<text:span text:style-name="T7"> </text:span><text:span text:style-name="T17">createInvestment</text:span>();<text:span text:style-name="T7"> <text:s/></text:span><text:span text:style-name="T1">//factory</text:span><text:span text:style-name="T7"> </text:span><text:span text:style-name="T1">function</text:span></text:p>
      <text:p text:style-name="codesection"><text:s text:c="4"/></text:p>
      <text:p text:style-name="codesection"><text:span text:style-name="T7"><text:s text:c="4"/></text:span><text:span text:style-name="T10">shared_ptr</text:span>&lt;<text:span text:style-name="T10">Investment</text:span>&gt;<text:span text:style-name="T7"> </text:span><text:span text:style-name="T20">pi1</text:span>(<text:span text:style-name="T20">createInvestment</text:span>());<text:span text:style-name="T7"> </text:span><text:span text:style-name="T1">//have</text:span><text:span text:style-name="T7"> </text:span><text:span text:style-name="T1">shared_ptr</text:span><text:span text:style-name="T7"> </text:span><text:span text:style-name="T1">to</text:span><text:span text:style-name="T7"> </text:span><text:span text:style-name="T1">manage</text:span><text:span text:style-name="T7"> </text:span><text:span text:style-name="T1">our</text:span><text:span text:style-name="T7"> </text:span><text:span text:style-name="T1">recource</text:span></text:p>
      <text:p text:style-name="codesection"><text:s text:c="4"/></text:p>
      <text:p text:style-name="codesection"><text:span text:style-name="T7"><text:s text:c="4"/></text:span><text:span text:style-name="T4">bool</text:span><text:span text:style-name="T7"> </text:span><text:span text:style-name="T20">taxable1</text:span>=!(<text:span text:style-name="T20">pi1</text:span>-&gt;<text:span text:style-name="T16">isTaxFree</text:span>());<text:span text:style-name="T7"> </text:span><text:span text:style-name="T1">//access</text:span><text:span text:style-name="T7"> </text:span><text:span text:style-name="T1">resource</text:span><text:span text:style-name="T7"> </text:span><text:span text:style-name="T1">via</text:span><text:span text:style-name="T7"> </text:span><text:span text:style-name="T1">operator</text:span><text:span text:style-name="T7"> </text:span><text:span text:style-name="T1">-&gt;</text:span></text:p>
      <text:p text:style-name="codesection"><text:s text:c="4"/></text:p>
      <text:p text:style-name="codesection"><text:span text:style-name="T7"><text:s text:c="4"/></text:span><text:span text:style-name="T10">auto_ptr</text:span>&lt;<text:span text:style-name="T10">Investment</text:span>&gt;<text:span text:style-name="T7"> </text:span><text:span text:style-name="T20">pi2</text:span>(<text:span text:style-name="T16">createInvestment</text:span>());<text:span text:style-name="T7"> <text:s/></text:span><text:span text:style-name="T1">//have</text:span><text:span text:style-name="T7"> </text:span><text:span text:style-name="T1">auto_ptr</text:span><text:span text:style-name="T7"> </text:span><text:span text:style-name="T1">manage</text:span><text:span text:style-name="T7"> </text:span><text:span text:style-name="T1">a</text:span><text:span text:style-name="T7"> </text:span><text:span text:style-name="T1">resource</text:span></text:p>
      <text:p text:style-name="codesection"><text:s text:c="4"/></text:p>
      <text:p text:style-name="codesection"><text:span text:style-name="T7"><text:s text:c="4"/></text:span><text:span text:style-name="T4">bool</text:span><text:span text:style-name="T7"> </text:span><text:span text:style-name="T20">taxable2</text:span>=!((*<text:span text:style-name="T20">pi2</text:span>).isTaxFree());</text:p>
      <text:p text:style-name="P14">از اونجایی که در برخی موارد نیاز هست که یک resource خام از داخل شیء RAII رو بگیریم، برخی از کلاس‌های RAII یک تابع برای تبدیل غیر صریح را طراحی می‌کنند به طور مثال، فرض کنید که این کلاس RAII برای فونت‌ها بوده و C API نیز هست.</text:p>
      <text:p text:style-name="codesection"><text:span text:style-name="T26">FontHandle</text:span><text:span text:style-name="T7"> </text:span><text:span text:style-name="T17">getFont</text:span>();<text:span text:style-name="T7"> </text:span><text:span text:style-name="T1">//from</text:span><text:span text:style-name="T7"> </text:span><text:span text:style-name="T1">C</text:span><text:span text:style-name="T7"> </text:span><text:span text:style-name="T1">API</text:span><text:span text:style-name="T7"> </text:span><text:span text:style-name="T1">--</text:span><text:span text:style-name="T7"> </text:span><text:span text:style-name="T1">params</text:span><text:span text:style-name="T7"> </text:span><text:span text:style-name="T1">omitted</text:span><text:span text:style-name="T7"> </text:span><text:span text:style-name="T1">for</text:span><text:span text:style-name="T7"> </text:span><text:span text:style-name="T1">simplicity</text:span></text:p>
      <text:p text:style-name="codesection"><text:span text:style-name="T4">void</text:span><text:span text:style-name="T7"> </text:span><text:span text:style-name="T17">releaseFont</text:span>(<text:span text:style-name="T26">FontHandle</text:span><text:span text:style-name="T7"> </text:span>fh);<text:span text:style-name="T7"> </text:span><text:span text:style-name="T1">//from</text:span><text:span text:style-name="T7"> </text:span><text:span text:style-name="T1">the</text:span><text:span text:style-name="T7"> </text:span><text:span text:style-name="T1">same</text:span><text:span text:style-name="T7"> </text:span><text:span text:style-name="T1">C</text:span><text:span text:style-name="T7"> </text:span><text:span text:style-name="T1">API</text:span></text:p>
      <text:p text:style-name="codesection"><text:span text:style-name="T4">class</text:span><text:span text:style-name="T7"> </text:span><text:span text:style-name="T10">Font</text:span><text:span text:style-name="T7"> <text:s text:c="4"/></text:span><text:span text:style-name="T1">//RAII</text:span><text:span text:style-name="T7"> </text:span><text:span text:style-name="T1">class</text:span></text:p>
      <text:p text:style-name="codesection">{</text:p>
      <text:p text:style-name="codesection"><text:span text:style-name="T4">public</text:span>:</text:p>
      <text:p text:style-name="codesection"><text:span text:style-name="T7"><text:s text:c="4"/></text:span><text:span text:style-name="T4">explicit</text:span><text:span text:style-name="T7"> </text:span><text:span text:style-name="T10">Font</text:span>(<text:span text:style-name="T26">FontHandle</text:span><text:span text:style-name="T7"> </text:span><text:span text:style-name="T20">fh</text:span>):<text:span text:style-name="T13">f</text:span>(<text:span text:style-name="T20">fh</text:span>){}<text:span text:style-name="T7"> <text:s/></text:span><text:span text:style-name="T1">//acquire</text:span><text:span text:style-name="T7"> </text:span><text:span text:style-name="T1">resource;</text:span><text:span text:style-name="T7"> </text:span><text:span text:style-name="T1">use</text:span><text:span text:style-name="T7"> </text:span><text:span text:style-name="T1">pass-by-value,</text:span><text:span text:style-name="T7"> </text:span><text:span text:style-name="T1">because</text:span><text:span text:style-name="T7"> </text:span><text:span text:style-name="T1">the</text:span><text:span text:style-name="T7"> </text:span><text:span text:style-name="T1">C</text:span><text:span text:style-name="T7"> </text:span><text:span text:style-name="T1">API</text:span><text:span text:style-name="T7"> </text:span><text:span text:style-name="T1">does</text:span></text:p>
      <text:p text:style-name="codesection"><text:span text:style-name="T7"><text:s text:c="4"/></text:span>~<text:span text:style-name="T10">Font</text:span>(){<text:span text:style-name="T16">releaseFont</text:span>(<text:span text:style-name="T13">f</text:span>);}<text:span text:style-name="T7"> </text:span><text:span text:style-name="T1">//release</text:span><text:span text:style-name="T7"> </text:span><text:span text:style-name="T1">resource</text:span></text:p>
      <text:p text:style-name="codesection"><text:s text:c="4"/></text:p>
      <text:p text:style-name="codesection"><text:span text:style-name="T4">private</text:span>:</text:p>
      <text:p text:style-name="codesection"><text:span text:style-name="T7"><text:s text:c="4"/></text:span><text:span text:style-name="T26">FontHandle</text:span><text:span text:style-name="T7"> </text:span><text:span text:style-name="T13">f</text:span>;<text:span text:style-name="T7"> <text:s/></text:span><text:span text:style-name="T1">//the</text:span><text:span text:style-name="T7"> </text:span><text:span text:style-name="T1">raw</text:span><text:span text:style-name="T7"> </text:span><text:span text:style-name="T1">font</text:span><text:span text:style-name="T7"> </text:span><text:span text:style-name="T1">resource</text:span></text:p>
      <text:p text:style-name="codesection">};</text:p>
      <text:p text:style-name="P15"><text:span text:style-name="T27">اگر فرض بگیریم که در کد ما از این قبیل نیاز به فونت‌های C API زیاد استفاده شده، در این صورت معمولا نیاز خواهیم داشت که یک شیء Font رو به FontHandle تبدیل کنیم. بنابراین کلاس Font می‌تواند یک تبدیل صریح مانند get را پیشنهاد بدهد.</text:span></text:p>
      <text:p text:style-name="codesection"><text:soft-page-break/><text:span text:style-name="T4">class</text:span><text:span text:style-name="T7"> </text:span><text:span text:style-name="T10">Font</text:span><text:span text:style-name="T7"> <text:s text:c="4"/></text:span></text:p>
      <text:p text:style-name="codesection">{</text:p>
      <text:p text:style-name="codesection"><text:span text:style-name="T4">public</text:span>:</text:p>
      <text:p text:style-name="codesection"><text:span text:style-name="T1"><text:s text:c="4"/>...</text:span></text:p>
      <text:p text:style-name="codesection"><text:span text:style-name="T7"><text:s text:c="4"/></text:span>FontHandle<text:span text:style-name="T7"> </text:span><text:span text:style-name="T17">get</text:span>()<text:span text:style-name="T7"> </text:span><text:span text:style-name="T4">const</text:span>{<text:span text:style-name="T4">return</text:span><text:span text:style-name="T7"> </text:span><text:span text:style-name="T13">f</text:span>;}<text:span text:style-name="T7"> </text:span><text:span text:style-name="T1">//explicit</text:span><text:span text:style-name="T7"> </text:span><text:span text:style-name="T1">conversion</text:span></text:p>
      <text:p text:style-name="codesection"><text:span text:style-name="T1"><text:s text:c="4"/>...</text:span></text:p>
      <text:p text:style-name="P19"><text:span text:style-name="T1">}</text:span></text:p>
      <text:p text:style-name="P17"><text:span text:style-name="T29">متاسفانه این باعث میشه که مشتری‌ها مجبور بشن که هر موقع نیاز به ارتباط با API دارند متد get رو صدا بزنند.</text:span></text:p>
      <text:p text:style-name="codesection"><text:span text:style-name="T4">void</text:span><text:span text:style-name="T7"> </text:span><text:span text:style-name="T17">changeFontSize</text:span>(FontHandle<text:span text:style-name="T7"> </text:span>f,<text:span text:style-name="T4">int</text:span><text:span text:style-name="T7"> </text:span>newSize);<text:span text:style-name="T7"> </text:span><text:span text:style-name="T1">//from</text:span><text:span text:style-name="T7"> </text:span><text:span text:style-name="T1">the</text:span><text:span text:style-name="T7"> </text:span><text:span text:style-name="T1">C</text:span><text:span text:style-name="T7"> </text:span><text:span text:style-name="T1">API</text:span></text:p>
      <text:p text:style-name="codesection"><text:span text:style-name="T4">int</text:span><text:span text:style-name="T7"> </text:span><text:span text:style-name="T17">main</text:span>()</text:p>
      <text:p text:style-name="codesection">{</text:p>
      <text:p text:style-name="codesection"><text:span text:style-name="T7"><text:s text:c="4"/></text:span><text:span text:style-name="T10">Font</text:span><text:span text:style-name="T7"> </text:span><text:span text:style-name="T20">f</text:span>(<text:span text:style-name="T16">getFont</text:span>());</text:p>
      <text:p text:style-name="codesection"><text:span text:style-name="T7"><text:s text:c="4"/></text:span><text:span text:style-name="T4">int</text:span><text:span text:style-name="T7"> </text:span><text:span text:style-name="T20">newFontSize</text:span>;</text:p>
      <text:p text:style-name="codesection"><text:s text:c="4"/>...</text:p>
      <text:p text:style-name="codesection"><text:span text:style-name="T7"><text:s text:c="4"/></text:span><text:span text:style-name="T16">changeFontSize</text:span>(<text:span text:style-name="T20">f</text:span>.<text:span text:style-name="T16">get</text:span>(),<text:span text:style-name="T20">newFontSize</text:span>);<text:span text:style-name="T7"> <text:s/></text:span><text:span text:style-name="T1">//explicit</text:span><text:span text:style-name="T7"> </text:span><text:span text:style-name="T1">convert</text:span><text:span text:style-name="T7"> </text:span><text:span text:style-name="T1">Font</text:span><text:span text:style-name="T7"> </text:span><text:span text:style-name="T1">to</text:span><text:span text:style-name="T7"> </text:span><text:span text:style-name="T1">FontHandle</text:span></text:p>
      <text:p text:style-name="P19">}</text:p>
      <text:p text:style-name="P16">حالا برخی برنامه‌نویسان ممکن است به این فکر بیفتند که چون مجبورند پشت سر هم این تبدیل صریح رو انجام بدهند، پس بهتره که کلا از این کلاس استفاده کنند. در واقع ما کلاس Font رو طراحی کرده‌بودیم تا از نشت این منبع جلوگیری کنیم ولی ممکن است برنامه‌نویس آگاهانه از این کلاس استفاده نکند.</text:p>
      <text:p text:style-name="P17"><text:span text:style-name="T29">یک جایگزین این هست که کلاس Font یک تبدیل غیر صریح رو هم به FontHandle پشتیبانی بکنه:</text:span></text:p>
      <text:p text:style-name="codesection"><text:span text:style-name="T4">class</text:span><text:span text:style-name="T7"> </text:span><text:span text:style-name="T10">Font</text:span><text:span text:style-name="T7"> <text:s text:c="4"/></text:span></text:p>
      <text:p text:style-name="codesection">{</text:p>
      <text:p text:style-name="codesection"><text:span text:style-name="T4">public</text:span>:</text:p>
      <text:p text:style-name="P20"><text:s text:c="4"/>...</text:p>
      <text:p text:style-name="codesection"><text:span text:style-name="T7"><text:s text:c="4"/></text:span><text:span text:style-name="T4">operator</text:span><text:span text:style-name="T7"> </text:span>FontHandle()<text:span text:style-name="T7"> </text:span><text:span text:style-name="T4">const</text:span>{<text:span text:style-name="T4">return</text:span><text:span text:style-name="T7"> </text:span><text:span text:style-name="T13">f</text:span>;}<text:span text:style-name="T7"> </text:span><text:span text:style-name="T1">//implicit</text:span><text:span text:style-name="T7"> </text:span><text:span text:style-name="T1">conversion</text:span><text:span text:style-name="T7"> </text:span><text:span text:style-name="T1">function</text:span></text:p>
      <text:p text:style-name="P20"><text:s text:c="4"/>...</text:p>
      <text:p text:style-name="codesection">};</text:p>
      <text:p text:style-name="P18"><text:span text:style-name="T30">در این صورت استفاده از این کلاس برای C API خیلی طبیعی و راحت خواهد بود.</text:span></text:p>
      <text:p text:style-name="P21"><text:span text:style-name="T7"><text:s text:c="4"/></text:span><text:span text:style-name="T10">Font</text:span><text:span text:style-name="T7"> </text:span><text:span text:style-name="T20">f</text:span>(<text:span text:style-name="T16">getFont</text:span>());</text:p>
      <text:p text:style-name="P21"><text:span text:style-name="T7"><text:s text:c="4"/></text:span><text:span text:style-name="T4">int</text:span><text:span text:style-name="T7"> </text:span><text:span text:style-name="T20">newFontSize</text:span>;</text:p>
      <text:p text:style-name="P21"><text:s text:c="4"/>...</text:p>
      <text:p text:style-name="P21"><text:span text:style-name="T7"><text:s text:c="4"/></text:span><text:span text:style-name="T16">changeFontSize</text:span>(<text:span text:style-name="T20">f</text:span>,<text:span text:style-name="T20">newFontSize</text:span>);<text:span text:style-name="T7"> <text:s/></text:span><text:span text:style-name="T1">//</text:span><text:span text:style-name="T3">implicit</text:span><text:span text:style-name="T7"> </text:span><text:span text:style-name="T1">convert</text:span><text:span text:style-name="T7"> </text:span><text:span text:style-name="T1">Font</text:span><text:span text:style-name="T7"> </text:span><text:span text:style-name="T1">to</text:span><text:span text:style-name="T7"> </text:span><text:span text:style-name="T1">FontHandle</text:span></text:p>
      <text:p text:style-name="P18"><text:span text:style-name="T30">البته روی تاریک این قضیه این هست که تبدیل غیر صریح احتمال خطا رو هم افزایش خواهد داد. به طور مثال، یک کاربر ممکن است تصادفا یک FontHandled تولید کند در حالی که قصدش Font بوده.</text:span></text:p>
      <text:p text:style-name="codesection"><text:soft-page-break/><text:span text:style-name="T7"><text:s text:c="4"/></text:span><text:span text:style-name="T10">Font</text:span><text:span text:style-name="T7"> </text:span><text:span text:style-name="T20">f</text:span><text:span text:style-name="T21">1</text:span>(<text:span text:style-name="T16">getFont</text:span>());</text:p>
      <text:p text:style-name="codesection"><text:s text:c="4"/></text:p>
      <text:p text:style-name="codesection"><text:s text:c="4"/>….</text:p>
      <text:p text:style-name="codesection"><text:s text:c="4"/></text:p>
      <text:p text:style-name="codesection"><text:span text:style-name="T7"><text:s text:c="4"/></text:span>FontHandle<text:span text:style-name="T7"> </text:span><text:span text:style-name="T20">f2</text:span>=f1;<text:span text:style-name="T7"> <text:s text:c="3"/></text:span><text:span text:style-name="T1">//oops!</text:span><text:span text:style-name="T7"> </text:span><text:span text:style-name="T1">meant</text:span><text:span text:style-name="T7"> </text:span><text:span text:style-name="T1">to</text:span><text:span text:style-name="T7"> </text:span><text:span text:style-name="T1">copy</text:span><text:span text:style-name="T7"> </text:span><text:span text:style-name="T1">a</text:span><text:span text:style-name="T7"> </text:span><text:span text:style-name="T1">Font</text:span><text:span text:style-name="T7"> </text:span><text:span text:style-name="T1">object,but</text:span><text:span text:style-name="T7"> </text:span><text:span text:style-name="T1">instead</text:span></text:p>
      <text:p text:style-name="codesection"><text:span text:style-name="T7"><text:s text:c="37"/></text:span><text:span text:style-name="T1">//implicitly</text:span><text:span text:style-name="T7"> </text:span><text:span text:style-name="T1">converted</text:span><text:span text:style-name="T7"> </text:span><text:span text:style-name="T1">f1</text:span><text:span text:style-name="T7"> </text:span><text:span text:style-name="T1">into</text:span><text:span text:style-name="T7"> </text:span><text:span text:style-name="T1">its</text:span><text:span text:style-name="T7"> </text:span><text:span text:style-name="T1">underlying</text:span><text:span text:style-name="T7"> </text:span><text:span text:style-name="T1">FontHandle</text:span></text:p>
      <text:p text:style-name="codesection"><text:span text:style-name="T7"><text:s text:c="37"/></text:span><text:span text:style-name="T1">//then</text:span><text:span text:style-name="T7"> </text:span><text:span text:style-name="T1">copied</text:span><text:span text:style-name="T7"> </text:span><text:span text:style-name="T1">it</text:span></text:p>
      <text:p text:style-name="P9">در این صورت برنامه یک FontHandle دارد که <text:span text:style-name="T31">ت</text:span>وسط شیء f1 مدیریت می‌شود، و هم این که FontHandle به صورت مستقیم <text:span text:style-name="T31">نیز با استفاده از f2 در دسترس است. که همچین چیزی به هیچ وجه خوب نیست، به طور مثال وقتی f1 از بین بره، font رها خواهد شد و f2 هم رو هوا خواهد بود.</text:span></text:p>
      <text:p text:style-name="P8"><text:span text:style-name="T31">این تصمیم که کلاس RAII بک تبدیل صریح از منابع رو ارایه بدهد(یعنی از طریق تابع عضو کلاس) و یا این که اجازه تبدیل غیر صریح را بدهد مساله‌ای است که وابسته به کاری است که کلاس RAII برای آن طراحی شده و همچنین این که RAII در چه شرایطی مورد استفاده قرار میگیرد.</text:span></text:p>
      <text:p text:style-name="P8"><text:span text:style-name="T31">بهترین طراحی چیزی شبیه به آیتم ۱۸ خواهد بود که در آن رابط به گونه‌ای طراحی شود که برای استفاده صحیح آسان، و برای استفاده غیر صحیح سخت باشد. اغلب، یک تبدیل صریح مانند تابع get راهی هست که ترجیح داده می‌شود، چرا که شانس این که یک تبدیل ناخواسته انجام شود را کاهش میدهد. در برخی موارد، نیز استفاده از تبدیل غیر صریح توصیه می‌شود. </text:span></text:p>
      <text:p text:style-name="P8"><text:span text:style-name="T31">ممکن است که شما فکر کنید که برگرداندن منبع خام درون RAII مخالف کپسوله‌سازی است. در واقع این درست است، ولی این مورد بر عکس چیزی که به نظر میرسد یک افتضاح طراحی به شمار نمیآید. در واقع کلاس RAII به منظور کپسوله‌سازی به وجود نیامده‌ بلکه آن‌ها به این دلیل وجود دارند که از نشت حافظه جلوگیری کنند. اگر مطلوب بود، کپسوله‌سازی یک منبع، می‌تواند اولویت داشته باشد، ولی این چیزی نیست که ضرورت داشته باشد. به علاوه، برخی کلاس‌های RAII ، یک پیاده‌سازی کپسوله از منابع را نیز دارند. به طور مثال، shared_ptr <text:s/>همه‌ی مکانیزم refrence-counting خود رو کپسوله کرده، با این وجود یک دسترسی آسان به اشاره‌گر خام نیز در آن وجود دارد. به مانند همه‌ی کلاس‌هایی که از طراحی خوبی برخوردار هستند، این کلاس چیزی که کاربر نیاز ندارد ببینید را مخفی کرده است، ولی چیز‌ی که یک کاربر واقعا نیاز به آن دارد را در دسترس او قرار میدهد.</text:span></text:p>
      <text:p text:style-name="P8"/>
      <text:h text:style-name="Heading_20_3" text:outline-level="3">نکات مبهم: constructor initializer</text:h>
      <text:p text:style-name="P10">تا به این‌جای کار، اعضا‌ی داده‌های در بدنه‌ی یک سازنده‌ی کلاس initialized می‌شده‌اند. اما ++C یک متد جایگزین برای initalize کردن اعضا‌ی داده‌ای در سازنده دارد، که اصطلاحا constructor initalizer و یا ctor-initializer نامیده می‌شود. در مثال زیر ما از سازنده‌ی یک کلاس برای این مورد استفاده کرده‌ایم.</text:p>
      <text:p text:style-name="codesection"><text:soft-page-break/><text:span text:style-name="T4">class</text:span><text:span text:style-name="T7"> </text:span><text:span text:style-name="T10">MyClass</text:span></text:p>
      <text:p text:style-name="codesection">{</text:p>
      <text:p text:style-name="codesection"><text:span text:style-name="T4">public</text:span>:</text:p>
      <text:p text:style-name="codesection"><text:span text:style-name="T7"><text:s text:c="4"/></text:span><text:span text:style-name="T10">MyClass</text:span>()<text:span text:style-name="T28">:</text:span><text:span text:style-name="T14">dataMember</text:span><text:span text:style-name="T28">(</text:span><text:span text:style-name="T32">2</text:span><text:span text:style-name="T28">)</text:span></text:p>
      <text:p text:style-name="codesection"><text:span text:style-name="T7"><text:s text:c="4"/></text:span>{</text:p>
      <text:p text:style-name="codesection"><text:span text:style-name="T7"><text:s text:c="4"/></text:span>}</text:p>
      <text:p text:style-name="codesection"><text:span text:style-name="T7"><text:s text:c="4"/></text:span><text:span text:style-name="T4">int</text:span><text:span text:style-name="T7"> </text:span><text:span text:style-name="T13">dataMember</text:span>;</text:p>
      <text:p text:style-name="codesection">};</text:p>
      <text:p text:style-name="P11">یک نکته بسیار مهم در مورد ctor-initializer وجود دارد و آن این هست که وقتی از ctor-initializer استفاده می‌کنیم می‌بایست حواسمان به ترتیب متغیر‌هایی که در تعریف آمده‌اند نیز باشد فرض کنید که یک کلاس به صورت زیر داشته باشیم.</text:p>
      <text:p text:style-name="codesection"><text:span text:style-name="T4">class</text:span><text:span text:style-name="T7"> </text:span><text:span text:style-name="T10">MyClass</text:span></text:p>
      <text:p text:style-name="codesection">{</text:p>
      <text:p text:style-name="codesection"><text:span text:style-name="T4">public</text:span>:</text:p>
      <text:p text:style-name="codesection"><text:span text:style-name="T7"><text:s text:c="4"/></text:span><text:span text:style-name="T10">MyClass</text:span>(<text:span text:style-name="T4">const</text:span><text:span text:style-name="T7"> </text:span><text:span text:style-name="T10">string</text:span>&amp;<text:span text:style-name="T7"> </text:span><text:span text:style-name="T20">initialValue</text:span>){}</text:p>
      <text:p text:style-name="codesection"><text:span text:style-name="T4">private</text:span>:</text:p>
      <text:p text:style-name="codesection"><text:span text:style-name="T7"><text:s text:c="4"/></text:span><text:span text:style-name="T4">double</text:span><text:span text:style-name="T7"> </text:span><text:span text:style-name="T13">mValue</text:span>;</text:p>
      <text:p text:style-name="codesection"><text:span text:style-name="T7"><text:s text:c="4"/></text:span><text:span text:style-name="T10">std</text:span>::<text:span text:style-name="T10">string</text:span><text:span text:style-name="T7"> </text:span><text:span text:style-name="T13">mString</text:span>;</text:p>
      <text:p text:style-name="codesection">};</text:p>
      <text:p text:style-name="P12">حال فرض کنید که کد را به صورت زیر برای ctor-initializer بنویسیم.</text:p>
      <text:p text:style-name="P22"><text:span text:style-name="T10">MyClass</text:span>(<text:span text:style-name="T4">const</text:span><text:span text:style-name="T7"> </text:span><text:span text:style-name="T10">string</text:span>&amp;<text:span text:style-name="T7"> </text:span><text:span text:style-name="T20">initialValue</text:span>): <text:span text:style-name="T13">mString</text:span>(<text:span text:style-name="T20">initialValue</text:span>), <text:span text:style-name="T13">mValue</text:span>(<text:span text:style-name="T10">std</text:span>::<text:span text:style-name="T16">stod</text:span>(<text:span text:style-name="T13">mString</text:span>)) {}</text:p>
      <text:p text:style-name="P12">کد کامپایل خواهد شد، اما برنامه به درستی کار نخواهد کرد. شاید فکر کنید که mString زدتر از mValue مقداردهی اولیه خواهد شد چون mString در ctor-initializer زودتر از mValue آمده است. اما ++C اینطور کار نمی‌کند چون در کلاس mValue زودتر از mString آمده است در این صورت برنامه سعی می‌کند که mValue را ابتدا مقداردهی اولیه کند. و چون برای مقداردهی mValue ما نیاز به مقدار mString ( که هنوز مقداردهی نشده) داریم، برنامه به خطا خواهد خورد. در این مورد بهتر است که به جای استفاده از mString از خود initialValue استفاده شود. همچنین می‌توانید در خود کلاس ترتیب دو متغیر رو عوض کنید.</text:p>
      <text:p text:style-name="codesection"><text:span text:style-name="T10">MyClass</text:span>(<text:span text:style-name="T4">con</text:span><text:span text:style-name="T6">st</text:span><text:span text:style-name="T9"> </text:span><text:span text:style-name="T12">string</text:span><text:span text:style-name="T33">&amp;</text:span><text:span text:style-name="T9"> </text:span><text:span text:style-name="T22">initialValue</text:span><text:span text:style-name="T33">):</text:span><text:span text:style-name="T15">mString</text:span><text:span text:style-name="T33">(</text:span><text:span text:style-name="T22">initialValue</text:span><text:span text:style-name="T33">),</text:span><text:span text:style-name="T15">mValue</text:span><text:span text:style-name="T33">(</text:span><text:span text:style-name="T12">std</text:span><text:span text:style-name="T33">::</text:span><text:span text:style-name="T19">stod</text:span><text:span text:style-name="T33">(</text:span><text:span text:style-name="T23">initialValue</text:span><text:span text:style-name="T33">)){}</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true" fo:line-height="0.2201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4T16:05:47.697068097</dc:date>
    <meta:editing-duration>PT7H48M34S</meta:editing-duration>
    <meta:editing-cycles>61</meta:editing-cycles>
    <meta:generator>LibreOffice/6.0.2.1$Linux_X86_64 LibreOffice_project/00m0$Build-1</meta:generator>
    <meta:document-statistic meta:table-count="0" meta:image-count="0" meta:object-count="0" meta:page-count="5" meta:paragraph-count="108" meta:word-count="1335" meta:character-count="7937" meta:non-whitespace-character-count="6428"/>
  </office:meta>
</office:document-meta>
</file>